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roman" style:font-pitch="variable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ca30f"/>
    </style:style>
    <style:style style:name="P2" style:family="paragraph" style:parent-style-name="Standard" style:list-style-name="WWNum2">
      <style:text-properties officeooo:paragraph-rsid="001ca30f"/>
    </style:style>
    <style:style style:name="P3" style:family="paragraph" style:parent-style-name="Standard">
      <style:text-properties style:font-name="Courier New" officeooo:paragraph-rsid="001ca30f"/>
    </style:style>
    <style:style style:name="P4" style:family="paragraph" style:parent-style-name="Standard">
      <style:paragraph-properties fo:margin-left="0.5in" fo:margin-right="0in" fo:text-indent="0in" style:auto-text-indent="false"/>
      <style:text-properties officeooo:paragraph-rsid="001ca30f"/>
    </style:style>
    <style:style style:name="P5" style:family="paragraph" style:parent-style-name="Text_20_body">
      <style:text-properties officeooo:rsid="001b2e8a" officeooo:paragraph-rsid="001b2e8a"/>
    </style:style>
    <style:style style:name="P6" style:family="paragraph" style:parent-style-name="Text_20_body">
      <style:text-properties officeooo:paragraph-rsid="001ca30f"/>
    </style:style>
    <style:style style:name="P7" style:family="paragraph" style:parent-style-name="Text_20_body">
      <style:text-properties officeooo:rsid="001dde83" officeooo:paragraph-rsid="001dde83"/>
    </style:style>
    <style:style style:name="P8" style:family="paragraph" style:parent-style-name="Title">
      <style:text-properties officeooo:rsid="001b2e8a" officeooo:paragraph-rsid="001b2e8a"/>
    </style:style>
    <style:style style:name="P9" style:family="paragraph" style:parent-style-name="Heading_20_1">
      <style:text-properties officeooo:rsid="001b2e8a" officeooo:paragraph-rsid="001b2e8a"/>
    </style:style>
    <style:style style:name="P10" style:family="paragraph" style:parent-style-name="Heading_20_1">
      <style:text-properties officeooo:rsid="001ca30f" officeooo:paragraph-rsid="001ca30f"/>
    </style:style>
    <style:style style:name="P11" style:family="paragraph" style:parent-style-name="Subtitle">
      <style:text-properties officeooo:rsid="001b2e8a" officeooo:paragraph-rsid="001b2e8a"/>
    </style:style>
    <style:style style:name="T1" style:family="text">
      <style:text-properties style:font-name="Courier New"/>
    </style:style>
    <style:style style:name="T2" style:family="text">
      <style:text-properties officeooo:rsid="001ca3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L – Tutorial 1</text:p>
      <text:p text:style-name="P11">COMP2007</text:p>
      <text:p text:style-name="P5"/>
      <text:h text:style-name="P9" text:outline-level="1">Languages:</text:h>
      <text:p text:style-name="P1">1. What are the factors that make a language readable? Justify your answer with the help of examples.</text:p>
      <text:p text:style-name="P1"/>
      <text:p text:style-name="P1">2. Consider the C programming language. What changes would you make to the language to make it more readable?</text:p>
      <text:p text:style-name="P1"/>
      <text:p text:style-name="P1">3. What are the factors that make a language writable?</text:p>
      <text:p text:style-name="P1"/>
      <text:p text:style-name="P1">4. What are the disadvantages of making a language too simple? Is there a way to alleviate this? Explain.</text:p>
      <text:p text:style-name="P1"/>
      <text:p text:style-name="P1">5. What features contribute to making a language reliable? Compare and contrast the reliability of Java and C.</text:p>
      <text:p text:style-name="P1"/>
      <text:h text:style-name="P10" text:outline-level="1">FORTRAN:</text:h>
      <text:list xml:id="list4076920305" text:style-name="WWNum2">
        <text:list-item>
          <text:p text:style-name="P2">Why was efficiency so important for the early generation programming languages?</text:p>
        </text:list-item>
      </text:list>
      <text:p text:style-name="P1"/>
      <text:list xml:id="list95354479639207" text:continue-numbering="true" text:style-name="WWNum2">
        <text:list-item>
          <text:p text:style-name="P2">What were the advantages and disadvantages of pseudo-code interpreters?</text:p>
        </text:list-item>
      </text:list>
      <text:p text:style-name="P1"/>
      <text:list xml:id="list95352519314087" text:continue-numbering="true" text:style-name="WWNum2">
        <text:list-item>
          <text:p text:style-name="P2">What is <text:bookmark text:name="_GoBack"/>the syntactic consistency principle? Does FORTRAN comply with the syntactic consistency principle? Consider the FORTRAN expression below as an example:</text:p>
        </text:list-item>
      </text:list>
      <text:p text:style-name="P1"/>
      <text:p text:style-name="P4"><text:span text:style-name="T1">(-B + SQRT(B**2-4*A*C)) / (2 * A)</text:span></text:p>
      <text:p text:style-name="P3"/>
      <text:list xml:id="list95352576446660" text:continue-numbering="true" text:style-name="WWNum2">
        <text:list-item>
          <text:p text:style-name="P2">Does C violate the syntactic consistency principle? <text:s/>Provide an example.</text:p>
        </text:list-item>
      </text:list>
      <text:p text:style-name="P1"/>
      <text:list xml:id="list95352760418932" text:continue-numbering="true" text:style-name="WWNum2">
        <text:list-item>
          <text:p text:style-name="P2">The <text:span text:style-name="T1">GOTO</text:span> statement is unavoidable in FORTRAN. <text:s/>If used incorrectly, which principle does this violate? Provide an example.</text:p>
        </text:list-item>
      </text:list>
      <text:p text:style-name="P1"><text:soft-page-break/></text:p>
      <text:list xml:id="list95353059772390" text:continue-numbering="true" text:style-name="WWNum2">
        <text:list-item>
          <text:p text:style-name="P2">Does FORTRAN allow for information hiding? </text:p>
        </text:list-item>
      </text:list>
      <text:p text:style-name="P1"/>
      <text:list xml:id="list95353507709252" text:continue-numbering="true" text:style-name="WWNum2">
        <text:list-item>
          <text:p text:style-name="P2">What are the problems with the COMMON block statement in FORTRAN?</text:p>
        </text:list-item>
      </text:list>
      <text:p text:style-name="P1"/>
      <text:list xml:id="list95353538233333" text:continue-numbering="true" text:style-name="WWNum2">
        <text:list-item>
          <text:p text:style-name="P2">What type of statement is the computed <text:span text:style-name="T1">GOTO</text:span>? How does it work?</text:p>
        </text:list-item>
      </text:list>
      <text:p text:style-name="P1"/>
      <text:list xml:id="list95354091239144" text:continue-numbering="true" text:style-name="WWNum2">
        <text:list-item>
          <text:p text:style-name="P2">What was the major contribution of FORTRAN?</text:p>
        </text:list-item>
      </text:list>
      <text:p text:style-name="P1"/>
      <text:list xml:id="list95353804781764" text:continue-numbering="true" text:style-name="WWNum2">
        <text:list-item>
          <text:p text:style-name="P2">FORTRAN has received a great deal of criticism but somehow this “old dinosaur” language has managed to survive almost 5 decades. What do you think is the reason for the fact that FORTRAN is still in use today?</text:p>
        </text:list-item>
      </text:list>
      <text:p text:style-name="P1"/>
      <text:list xml:id="list95354452654961" text:continue-numbering="true" text:style-name="WWNum2">
        <text:list-item>
          <text:p text:style-name="P2">Name two major problems associated with FORTRAN. Provide an example for each problem.</text:p>
        </text:list-item>
      </text:list>
      <text:p text:style-name="P1"/>
      <text:list xml:id="list95353643053206" text:continue-numbering="true" text:style-name="WWNum2">
        <text:list-item>
          <text:p text:style-name="P2">How does the integer type violate the regularity principle in FORTRAN?</text:p>
        </text:list-item>
      </text:list>
      <text:p text:style-name="P1"/>
      <text:list xml:id="list95353182560902" text:continue-numbering="true" text:style-name="WWNum2">
        <text:list-item>
          <text:p text:style-name="P2">Specify three features offered by FORTRAN that one can remove in order to make the language more secure.</text:p>
        </text:list-item>
      </text:list>
      <text:p text:style-name="P1"/>
      <text:h text:style-name="P10" text:outline-level="1">Programming Assignment</text:h>
      <text:p text:style-name="P6"><text:span text:style-name="T2">For this assignment, you’ll need the program “f77” and </text:span><text:a xlink:type="simple" xlink:href="https://en.wikibooks.org/wiki/Fortran_77_Tutorial" text:style-name="Internet_20_link" text:visited-style-name="Visited_20_Internet_20_Link"><text:span text:style-name="T2">probably this manual</text:span></text:a></text:p>
      <text:p text:style-name="P6"><text:span text:style-name="T2">You need to program FizzBuzz in Fortran77 </text:span><text:a xlink:type="simple" xlink:href="https://en.wikipedia.org/wiki/Fizz_buzz" text:style-name="Internet_20_link" text:visited-style-name="Visited_20_Internet_20_Link"><text:span text:style-name="T2">(algorithm specification here)</text:span></text:a><text:span text:style-name="T2">. It will need to run all the way to 100 (see the program spec if you don’t know what I’m talking about).</text:span></text:p>
      <text:p text:style-name="P7">In addition to your weekly reflection, the weekly question is:</text:p>
      <text:p text:style-name="P7">How does Fortran compare to languages you have written in previousl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roman" style:font-pitch="variable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9:24:14.685199172</meta:creation-date>
    <dc:date>2019-08-05T09:53:52.311716472</dc:date>
    <meta:editing-duration>PT2M8S</meta:editing-duration>
    <meta:editing-cycles>1</meta:editing-cycles>
    <meta:document-statistic meta:table-count="0" meta:image-count="0" meta:object-count="0" meta:page-count="2" meta:paragraph-count="28" meta:word-count="363" meta:character-count="2172" meta:non-whitespace-character-count="1846"/>
    <meta:generator>LibreOffice/6.2.5.2$Linux_X86_64 LibreOffice_project/20$Build-2</meta:generator>
  </office:meta>
</office:document-meta>
</file>